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Pictures/2000000D000000DD000000DD539AEB53.svm"/>
  <manifest:file-entry manifest:media-type="" manifest:full-path="Object 1/Pictures/2000000D000000DD000000DD8384ABF7.svm"/>
  <manifest:file-entry manifest:media-type="" manifest:full-path="Object 1/Pictures/2000000D000000DD000000DD3F0040E4.svm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cm" svg:height="10cm" svg:x="1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0-23T22:22:01</meta:creation-date>
    <dc:date>2016-10-25T21:56:06</dc:date>
    <dc:creator>Lu Ding</dc:creator>
    <meta:editing-duration>PT1M11S</meta:editing-duration>
    <meta:editing-cycles>2</meta:editing-cycles>
    <meta:generator>OpenOffice/4.1.3$Unix OpenOffice.org_project/413m1$Build-9783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" chart:maximum="1" chart:interval-major="0.2" chart:interval-minor-divisor="1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-4" chart:maximum="16" chart:origin="0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false">
        <chart:symbol-image xlink:href="Pictures/2000000D000000DD000000DD3F0040E4.svm" xlink:type="simple" xlink:actuate="onLoad"/>
      </style:chart-properties>
      <style:graphic-properties draw:stroke="dash" draw:stroke-dash="Fine_20_Dashed_20__28_var_29_" svg:stroke-width="0.02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5cm" chart:symbol-height="0.15cm" chart:link-data-style-to-source="false">
        <chart:symbol-image xlink:href="Pictures/2000000D000000DD000000DD8384ABF7.svm" xlink:type="simple" xlink:actuate="onLoad"/>
      </style:chart-properties>
      <style:graphic-properties svg:stroke-width="0.02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15cm" chart:symbol-height="0.15cm" chart:link-data-style-to-source="false">
        <chart:symbol-image xlink:href="Pictures/2000000D000000DD000000DD539AEB53.svm" xlink:type="simple" xlink:actuate="onLoad"/>
      </style:chart-properties>
      <style:graphic-properties draw:stroke="dash" draw:stroke-dash="Ultrafine_20_2_20_Dots_20_3_20_Dashes" svg:stroke-width="0.02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width="0.05cm" draw:fill="solid" draw:fill-color="#ffffff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10.001cm" xlink:href="." xlink:type="simple" chart:class="chart:scatter" chart:style-name="ch1">
        <chart:legend chart:legend-position="end" svg:x="13.848cm" svg:y="4.209cm" style:legend-expansion="high" chart:style-name="ch2"/>
        <chart:plot-area chart:style-name="ch3" chart:data-source-has-labels="both" svg:x="1.527cm" svg:y="0.935cm" svg:width="11.601cm" svg:height="7.729cm">
          <chartooo:coordinate-region svg:x="2.124cm" svg:y="1.132cm" svg:width="10.91cm" svg:height="6.889cm"/>
          <chart:axis chart:dimension="x" chart:name="primary-x" chart:style-name="ch4" chartooo:axis-type="auto">
            <chart:title svg:x="7.147cm" svg:y="8.864cm" chart:style-name="ch5">
              <text:p>q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7.508cm" chart:style-name="ch7">
              <text:p>free energy difference [kJ/mol]</text:p>
            </chart:title>
          </chart:axis>
          <chart:series chart:style-name="ch8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9" chart:values-cell-range-address="local-table.$D$2:.$D$12" chart:label-cell-address="local-table.$D$1" chart:class="chart:scatter">
            <chart:data-point chart:repeated="11"/>
          </chart:series>
          <chart:series chart:style-name="ch10" chart:values-cell-range-address="local-table.$E$2:.$E$12" chart:label-cell-address="local-table.$E$1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max1_lmn</text:p>
              </table:table-cell>
              <table:table-cell office:value-type="string">
                <text:p>nmax5_inter</text:p>
              </table:table-cell>
              <table:table-cell office:value-type="string">
                <text:p>nmax1_conv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">
                <text:p>-0.8</text:p>
              </table:table-cell>
              <table:table-cell office:value-type="float" office:value="0.951646669">
                <text:p>0.951646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">
                <text:p>-0.6</text:p>
              </table:table-cell>
              <table:table-cell office:value-type="float" office:value="-2.463144126">
                <text:p>-2.463144126</text:p>
              </table:table-cell>
              <table:table-cell office:value-type="float" office:value="1.242061517">
                <text:p>1.242061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">
                <text:p>-0.4</text:p>
              </table:table-cell>
              <table:table-cell office:value-type="float" office:value="-3.07671331">
                <text:p>-3.07671331</text:p>
              </table:table-cell>
              <table:table-cell office:value-type="float" office:value="1.495032934">
                <text:p>1.495032934</text:p>
              </table:table-cell>
              <table:table-cell office:value-type="float" office:value="3.007266472">
                <text:p>3.0072664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">
                <text:p>-0.2</text:p>
              </table:table-cell>
              <table:table-cell office:value-type="float" office:value="-2.219687374">
                <text:p>-2.219687374</text:p>
              </table:table-cell>
              <table:table-cell office:value-type="float" office:value="1.511888729">
                <text:p>1.511888729</text:p>
              </table:table-cell>
              <table:table-cell office:value-type="float" office:value="-0.733796669">
                <text:p>-0.733796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0.23302508">
                <text:p>-0.23302508</text:p>
              </table:table-cell>
              <table:table-cell office:value-type="float" office:value="1.61367492">
                <text:p>1.61367492</text:p>
              </table:table-cell>
              <table:table-cell office:value-type="float" office:value="-0.290125775">
                <text:p>-0.290125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-0.432028612">
                <text:p>-0.432028612</text:p>
              </table:table-cell>
              <table:table-cell office:value-type="float" office:value="1.926803659">
                <text:p>1.926803659</text:p>
              </table:table-cell>
              <table:table-cell office:value-type="float" office:value="-0.216817803">
                <text:p>-0.2168178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-0.98525514">
                <text:p>-0.98525514</text:p>
              </table:table-cell>
              <table:table-cell office:value-type="float" office:value="2.284154828">
                <text:p>2.284154828</text:p>
              </table:table-cell>
              <table:table-cell office:value-type="float" office:value="0.63473545">
                <text:p>0.63473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1.153495336">
                <text:p>1.153495336</text:p>
              </table:table-cell>
              <table:table-cell office:value-type="float" office:value="2.976894562">
                <text:p>2.976894562</text:p>
              </table:table-cell>
              <table:table-cell office:value-type="float" office:value="4.753733982">
                <text:p>4.7537339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">
                <text:p>0.8</text:p>
              </table:table-cell>
              <table:table-cell office:value-type="float" office:value="3.901548716">
                <text:p>3.901548716</text:p>
              </table:table-cell>
              <table:table-cell office:value-type="float" office:value="3.268521269">
                <text:p>3.268521269</text:p>
              </table:table-cell>
              <table:table-cell office:value-type="float" office:value="9.784238149">
                <text:p>9.784238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7.030103407">
                <text:p>7.030103407</text:p>
              </table:table-cell>
              <table:table-cell office:value-type="float" office:value="5.426973592">
                <text:p>5.426973592</text:p>
              </table:table-cell>
              <table:table-cell office:value-type="float" office:value="15.42596089">
                <text:p>15.425960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